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5" calcext:value-type="float">
            <text:p>19935</text:p>
          </table:table-cell>
          <table:table-cell office:value-type="float" office:value="2577" calcext:value-type="float">
            <text:p>2577</text:p>
          </table:table-cell>
          <table:table-cell table:formula="of:=[.C2]/[.D2]" office:value-type="float" office:value="7.73573923166473" calcext:value-type="float">
            <text:p>7.73573923166473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143" calcext:value-type="float">
            <text:p>30143</text:p>
          </table:table-cell>
          <table:table-cell office:value-type="float" office:value="3939" calcext:value-type="float">
            <text:p>3939</text:p>
          </table:table-cell>
          <table:table-cell table:formula="of:=[.C3]/[.D3]" office:value-type="float" office:value="7.65244986037065" calcext:value-type="float">
            <text:p>7.65244986037065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5535" calcext:value-type="float">
            <text:p>1405535</text:p>
          </table:table-cell>
          <table:table-cell office:value-type="float" office:value="122165" calcext:value-type="float">
            <text:p>122165</text:p>
          </table:table-cell>
          <table:table-cell table:formula="of:=[.C4]/[.D4]" office:value-type="float" office:value="11.5052183522285" calcext:value-type="float">
            <text:p>11.5052183522285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7867" calcext:value-type="float">
            <text:p>13797867</text:p>
          </table:table-cell>
          <table:table-cell office:value-type="float" office:value="2082988" calcext:value-type="float">
            <text:p>2082988</text:p>
          </table:table-cell>
          <table:table-cell table:formula="of:=[.C6]/[.D6]" office:value-type="float" office:value="6.62407416653385" calcext:value-type="float">
            <text:p>6.6240741665338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697901" calcext:value-type="float">
            <text:p>14697901</text:p>
          </table:table-cell>
          <table:table-cell office:value-type="float" office:value="3005633" calcext:value-type="float">
            <text:p>3005633</text:p>
          </table:table-cell>
          <table:table-cell table:formula="of:=[.C7]/[.D7]" office:value-type="float" office:value="4.89011832116563" calcext:value-type="float">
            <text:p>4.89011832116563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2717" calcext:value-type="float">
            <text:p>41782717</text:p>
          </table:table-cell>
          <table:table-cell office:value-type="float" office:value="5849823" calcext:value-type="float">
            <text:p>5849823</text:p>
          </table:table-cell>
          <table:table-cell table:formula="of:=[.C8]/[.D8]" office:value-type="float" office:value="7.14256089457749" calcext:value-type="float">
            <text:p>7.14256089457749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7771" calcext:value-type="float">
            <text:p>13747771</text:p>
          </table:table-cell>
          <table:table-cell office:value-type="float" office:value="2054228" calcext:value-type="float">
            <text:p>2054228</text:p>
          </table:table-cell>
          <table:table-cell table:formula="of:=[.C10]/[.D10]" office:value-type="float" office:value="6.69242703341596" calcext:value-type="float">
            <text:p>6.69242703341596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9193" calcext:value-type="float">
            <text:p>37629193</text:p>
          </table:table-cell>
          <table:table-cell office:value-type="float" office:value="5099528" calcext:value-type="float">
            <text:p>5099528</text:p>
          </table:table-cell>
          <table:table-cell table:formula="of:=[.C11]/[.D11]" office:value-type="float" office:value="7.37895605240328" calcext:value-type="float">
            <text:p>7.37895605240328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180" calcext:value-type="float">
            <text:p>13730180</text:p>
          </table:table-cell>
          <table:table-cell office:value-type="float" office:value="2053797" calcext:value-type="float">
            <text:p>2053797</text:p>
          </table:table-cell>
          <table:table-cell table:formula="of:=[.C13]/[.D13]" office:value-type="float" office:value="6.68526636274179" calcext:value-type="float">
            <text:p>6.68526636274179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50235" calcext:value-type="float">
            <text:p>34750235</text:p>
          </table:table-cell>
          <table:table-cell office:value-type="float" office:value="4842291" calcext:value-type="float">
            <text:p>4842291</text:p>
          </table:table-cell>
          <table:table-cell table:formula="of:=[.C14]/[.D14]" office:value-type="float" office:value="7.17640368990629" calcext:value-type="float">
            <text:p>7.17640368990629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150" calcext:value-type="float">
            <text:p>1709150</text:p>
          </table:table-cell>
          <table:table-cell office:value-type="float" office:value="233936" calcext:value-type="float">
            <text:p>233936</text:p>
          </table:table-cell>
          <table:table-cell table:formula="of:=[.C16]/[.D16]" office:value-type="float" office:value="7.30605806716367" calcext:value-type="float">
            <text:p>7.30605806716367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688" calcext:value-type="float">
            <text:p>2430688</text:p>
          </table:table-cell>
          <table:table-cell office:value-type="float" office:value="329210" calcext:value-type="float">
            <text:p>329210</text:p>
          </table:table-cell>
          <table:table-cell table:formula="of:=[.C17]/[.D17]" office:value-type="float" office:value="7.38339661614167" calcext:value-type="float">
            <text:p>7.3833966161416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944" calcext:value-type="float">
            <text:p>7074944</text:p>
          </table:table-cell>
          <table:table-cell office:value-type="float" office:value="977706" calcext:value-type="float">
            <text:p>977706</text:p>
          </table:table-cell>
          <table:table-cell table:formula="of:=[.C18]/[.D18]" office:value-type="float" office:value="7.23626938977566" calcext:value-type="float">
            <text:p>7.23626938977566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760" calcext:value-type="float">
            <text:p>10540760</text:p>
          </table:table-cell>
          <table:table-cell office:value-type="float" office:value="1501326" calcext:value-type="float">
            <text:p>1501326</text:p>
          </table:table-cell>
          <table:table-cell table:formula="of:=[.C19]/[.D19]" office:value-type="float" office:value="7.0209667986833" calcext:value-type="float">
            <text:p>7.020966798683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972" calcext:value-type="float">
            <text:p>1405972</text:p>
          </table:table-cell>
          <table:table-cell table:formula="of:=[.C20]/[.D20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840" calcext:value-type="float">
            <text:p>66840</text:p>
          </table:table-cell>
          <table:table-cell table:formula="of:=[.C21]/[.D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507" calcext:value-type="float">
            <text:p>4456507</text:p>
          </table:table-cell>
          <table:table-cell office:value-type="float" office:value="628479" calcext:value-type="float">
            <text:p>628479</text:p>
          </table:table-cell>
          <table:table-cell table:formula="of:=[.C22]/[.D22]" office:value-type="float" office:value="7.09094019052347" calcext:value-type="float">
            <text:p>7.09094019052347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741" calcext:value-type="float">
            <text:p>8741</text:p>
          </table:table-cell>
          <table:table-cell table:formula="of:=[.C23]/[.D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8281" calcext:value-type="float">
            <text:p>32798281</text:p>
          </table:table-cell>
          <table:table-cell office:value-type="float" office:value="4581303" calcext:value-type="float">
            <text:p>4581303</text:p>
          </table:table-cell>
          <table:table-cell table:formula="of:=[.C24]/[.D24]" office:value-type="float" office:value="7.1591599595137" calcext:value-type="float">
            <text:p>7.1591599595137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50075" calcext:value-type="float">
            <text:p>34750075</text:p>
          </table:table-cell>
          <table:table-cell office:value-type="float" office:value="4840891" calcext:value-type="float">
            <text:p>4840891</text:p>
          </table:table-cell>
          <table:table-cell table:formula="of:=[.C25]/[.D25]" office:value-type="float" office:value="7.17844607531961" calcext:value-type="float">
            <text:p>7.17844607531961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office:value-type="float" office:value="2091920" calcext:value-type="float">
            <text:p>2091920</text:p>
          </table:table-cell>
          <table:table-cell office:value-type="float" office:value="2091970" calcext:value-type="float">
            <text:p>2091970</text:p>
          </table:table-cell>
          <table:table-cell table:formula="of:=[.C26]/[.D26]" office:value-type="float" office:value="0.999976099083639" calcext:value-type="float">
            <text:p>0.99997609908363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7678" calcext:value-type="float">
            <text:p>13757678</text:p>
          </table:table-cell>
          <table:table-cell office:value-type="float" office:value="2053287" calcext:value-type="float">
            <text:p>2053287</text:p>
          </table:table-cell>
          <table:table-cell table:formula="of:=[.C29]/[.D29]" office:value-type="float" office:value="6.70031904940712" calcext:value-type="float">
            <text:p>6.70031904940712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8955" calcext:value-type="float">
            <text:p>38998955</text:p>
          </table:table-cell>
          <table:table-cell office:value-type="float" office:value="5590514" calcext:value-type="float">
            <text:p>5590514</text:p>
          </table:table-cell>
          <table:table-cell table:formula="of:=[.C30]/[.D30]" office:value-type="float" office:value="6.97591581024571" calcext:value-type="float">
            <text:p>6.9759158102457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93405177" calcext:value-type="float">
            <text:p>193405177</text:p>
          </table:table-cell>
          <table:table-cell office:value-type="float" office:value="16978611" calcext:value-type="float">
            <text:p>16978611</text:p>
          </table:table-cell>
          <table:table-cell table:formula="of:=[.C33]/[.D33]" office:value-type="float" office:value="11.3911071406253" calcext:value-type="float">
            <text:p>11.3911071406253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93851799" calcext:value-type="float">
            <text:p>193851799</text:p>
          </table:table-cell>
          <table:table-cell table:style-name="ce5" office:value-type="float" office:value="17766321" calcext:value-type="float">
            <text:p>17766321</text:p>
          </table:table-cell>
          <table:table-cell table:formula="of:=[.C34]/[.D34]" office:value-type="float" office:value="10.9111953453954" calcext:value-type="float">
            <text:p>10.9111953453954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86910845" calcext:value-type="float">
            <text:p>386910845</text:p>
          </table:table-cell>
          <table:table-cell office:value-type="float" office:value="34137075" calcext:value-type="float">
            <text:p>34137075</text:p>
          </table:table-cell>
          <table:table-cell table:formula="of:=[.C35]/[.D35]" office:value-type="float" office:value="11.3340362347975" calcext:value-type="float">
            <text:p>11.3340362347975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40979965" calcext:value-type="float">
            <text:p>140979965</text:p>
          </table:table-cell>
          <table:table-cell office:value-type="float" office:value="11404358" calcext:value-type="float">
            <text:p>11404358</text:p>
          </table:table-cell>
          <table:table-cell table:formula="of:=[.C39]/[.D39]" office:value-type="float" office:value="12.3619378662087" calcext:value-type="float">
            <text:p>12.3619378662087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40686392" calcext:value-type="float">
            <text:p>140686392</text:p>
          </table:table-cell>
          <table:table-cell office:value-type="float" office:value="11229879" calcext:value-type="float">
            <text:p>11229879</text:p>
          </table:table-cell>
          <table:table-cell table:formula="of:=[.C40]/[.D40]" office:value-type="float" office:value="12.5278635682539" calcext:value-type="float">
            <text:p>12.5278635682539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40698426" calcext:value-type="float">
            <text:p>140698426</text:p>
          </table:table-cell>
          <table:table-cell office:value-type="float" office:value="11240855" calcext:value-type="float">
            <text:p>11240855</text:p>
          </table:table-cell>
          <table:table-cell table:formula="of:=[.C41]/[.D41]" office:value-type="float" office:value="12.5167014430842" calcext:value-type="float">
            <text:p>12.516701443084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2094593" calcext:value-type="float">
            <text:p>142094593</text:p>
          </table:table-cell>
          <table:table-cell office:value-type="float" office:value="12547224" calcext:value-type="float">
            <text:p>12547224</text:p>
          </table:table-cell>
          <table:table-cell table:formula="of:=[.C42]/[.D42]" office:value-type="float" office:value="11.32478331462" calcext:value-type="float">
            <text:p>11.32478331462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60910888" calcext:value-type="float">
            <text:p>160910888</text:p>
          </table:table-cell>
          <table:table-cell office:value-type="float" office:value="13177142" calcext:value-type="float">
            <text:p>13177142</text:p>
          </table:table-cell>
          <table:table-cell table:formula="of:=[.C43]/[.D43]" office:value-type="float" office:value="12.2113648012596" calcext:value-type="float">
            <text:p>12.21136480125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ARIS w/o AES</text:p>
          </table:table-cell>
          <table:table-cell table:style-name="Default" office:value-type="string" calcext:value-type="string">
            <text:p>Sign</text:p>
          </table:table-cell>
          <table:table-cell office:value-type="float" office:value="9743186" calcext:value-type="float">
            <text:p>9743186</text:p>
          </table:table-cell>
          <table:table-cell office:value-type="float" office:value="8404655" calcext:value-type="float">
            <text:p>8404655</text:p>
          </table:table-cell>
          <table:table-cell table:formula="of:=[.C46]/[.D46]" office:value-type="float" office:value="1.15926067161591" calcext:value-type="float">
            <text:p>1.15926067161591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Verify</text:p>
          </table:table-cell>
          <table:table-cell office:value-type="float" office:value="16266614" calcext:value-type="float">
            <text:p>16266614</text:p>
          </table:table-cell>
          <table:table-cell office:value-type="float" office:value="3154469" calcext:value-type="float">
            <text:p>3154469</text:p>
          </table:table-cell>
          <table:table-cell table:formula="of:=[.C47]/[.D47]" office:value-type="float" office:value="5.15668849495747" calcext:value-type="float">
            <text:p>5.15668849495747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End-to-End</text:p>
          </table:table-cell>
          <table:table-cell office:value-type="float" office:value="26009793" calcext:value-type="float">
            <text:p>26009793</text:p>
          </table:table-cell>
          <table:table-cell office:value-type="float" office:value="11559117" calcext:value-type="float">
            <text:p>11559117</text:p>
          </table:table-cell>
          <table:table-cell table:formula="of:=[.C48]/[.D48]" office:value-type="float" office:value="2.25015396937327" calcext:value-type="float">
            <text:p>2.25015396937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11:01:43.44806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7-05T11:06:36.942479460</dc:date>
    <meta:editing-duration>PT43M26S</meta:editing-duration>
    <meta:editing-cycles>11</meta:editing-cycles>
    <meta:generator>LibreOffice/5.3.6.1$Linux_X86_64 LibreOffice_project/30$Build-1</meta:generator>
    <meta:document-statistic meta:table-count="1" meta:cell-count="151" meta:object-count="0"/>
  </office:meta>
</office:document-meta>
</file>